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Normal2" svg:font-family="TheSansMonoConNormal" style:font-family-generic="swiss" style:font-pitch="fixed"/>
    <style:font-face style:name="TheSansMonoCondensed-SemiLightI" svg:font-family="TheSansMonoCondensed-SemiLightI,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fo:language="en" fo:country="US"/>
    </style:style>
    <style:style style:name="P2" style:family="paragraph" style:parent-style-name="Chapter_20_Title">
      <style:text-properties officeooo:paragraph-rsid="000a0c88"/>
    </style:style>
    <style:style style:name="P3" style:family="paragraph" style:parent-style-name="Standard">
      <style:paragraph-properties fo:text-align="justify" style:justify-single-word="false"/>
      <style:text-properties officeooo:paragraph-rsid="000a0c88"/>
    </style:style>
    <style:style style:name="P4" style:family="paragraph" style:parent-style-name="Standard">
      <style:text-properties fo:color="#bfbfbf" style:font-name="ZapfDingbats" fo:font-size="14pt" officeooo:paragraph-rsid="000a0c88" style:font-name-asian="ZapfDingbats" style:font-size-asian="14pt" style:font-name-complex="ZapfDingbats" style:font-size-complex="14pt"/>
    </style:style>
    <style:style style:name="P5" style:family="paragraph" style:parent-style-name="Chapter_20_Number" style:master-page-name="Standard">
      <style:paragraph-properties style:page-number="auto"/>
      <style:text-properties officeooo:paragraph-rsid="000a0c88"/>
    </style:style>
    <style:style style:name="P6" style:family="paragraph" style:parent-style-name="Code">
      <style:text-properties officeooo:paragraph-rsid="000e2ffc"/>
    </style:style>
    <style:style style:name="P7" style:family="paragraph" style:parent-style-name="Heading_20_2">
      <style:text-properties style:font-name="TheSansMonoConNormal2"/>
    </style:style>
    <style:style style:name="P8" style:family="paragraph" style:parent-style-name="Heading_20_2">
      <style:text-properties style:use-window-font-color="true" style:font-name="TheSansMonoConNormal2" fo:font-size="18pt" fo:language="en" fo:country="GB" fo:font-weight="bold" style:font-name-asian="Calibri" style:font-size-asian="18pt" style:font-weight-asian="bold" style:font-name-complex="HelveticaNeue Condensed" style:font-size-complex="14pt" style:language-complex="ar" style:country-complex="SA"/>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etter-spacing="-0.0091in"/>
    </style:style>
    <style:style style:name="T2" style:family="text">
      <style:text-properties fo:language="en" fo:country="US"/>
    </style:style>
    <style:style style:name="T3" style:family="text">
      <style:text-properties fo:language="en" fo:country="US" style:font-name-complex="Utopia-Italic"/>
    </style:style>
    <style:style style:name="T4" style:family="text">
      <style:text-properties style:text-position="super 58%"/>
    </style:style>
    <style:style style:name="T5" style:family="text">
      <style:text-properties fo:font-weight="bold" style:font-weight-asian="bold"/>
    </style:style>
    <style:style style:name="T6" style:family="text">
      <style:text-properties style:font-name="TheSansMonoCondensed-SemiLightI" style:font-name-complex="TheSansMonoCondensed-SemiLightI"/>
    </style:style>
    <style:style style:name="T7" style:family="text">
      <style:text-properties style:font-name-asian="TheSansMonoConNormal3"/>
    </style:style>
    <style:style style:name="T8"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9" style:family="text">
      <style:text-properties style:use-window-font-color="true" style:font-name="TheSansMonoConNormal2" fo:font-size="18pt" fo:language="en" fo:country="GB" fo:font-weight="bold" style:font-name-asian="Calibri" style:font-size-asian="18pt" style:font-weight-asian="bold" style:font-name-complex="HelveticaNeue Condensed" style:font-size-complex="14pt" style:language-complex="ar" style:country-complex="SA"/>
    </style:style>
    <style:style style:name="T10" style:family="text">
      <style:text-properties fo:color="#000000" style:font-name="TheSansMonoConNormal1" fo:font-size="11pt" fo:language="en" fo:country="US" fo:background-color="transparent" loext:char-shading-value="0" style:font-name-asian="Calibri" style:font-size-asian="11pt" style:font-name-complex="TheSansMonoConNormal1" style:font-size-complex="11pt" style:language-complex="ar" style:country-complex="SA"/>
    </style:style>
    <style:style style:name="T11" style:family="text">
      <style:text-properties fo:color="#000000" style:font-name="TheSansMonoConNormal1" fo:font-size="11pt" fo:language="en" fo:country="US" officeooo:rsid="000a0c88" fo:background-color="transparent" loext:char-shading-value="0" style:font-name-asian="Calibri" style:font-size-asian="11pt" style:font-name-complex="TheSansMonoConNormal1" style:font-size-complex="11pt" style:language-complex="ar" style:country-complex="SA"/>
    </style:style>
    <style:style style:name="T12" style:family="text">
      <style:text-properties style:font-name="TheSansMonoConNormal2"/>
    </style:style>
    <style:style style:name="T13" style:family="text">
      <style:text-properties officeooo:rsid="000a0c88"/>
    </style:style>
    <style:style style:name="T14" style:family="text">
      <style:text-properties officeooo:rsid="000bbe36"/>
    </style:style>
    <style:style style:name="T15"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19661008" text:id="ct94365819661008">
          <text:insertion>
            <office:change-info>
              <dc:creator>Ray Lischner</dc:creator>
              <dc:date>2020-05-01T13:32:58</dc:date>
            </office:change-info>
          </text:insertion>
        </text:changed-region>
        <text:changed-region xml:id="ct94365936526080" text:id="ct94365936526080">
          <text:insertion>
            <office:change-info>
              <dc:creator>Ray Lischner</dc:creator>
              <dc:date>2020-05-08T13:17:48</dc:date>
            </office:change-info>
          </text:insertion>
        </text:changed-region>
        <text:changed-region xml:id="ct94365927545616" text:id="ct94365927545616">
          <text:insertion>
            <office:change-info>
              <dc:creator>Ray Lischner</dc:creator>
              <dc:date>2020-05-08T13:17:56</dc:date>
            </office:change-info>
          </text:insertion>
        </text:changed-region>
        <text:changed-region xml:id="ct94365737910480" text:id="ct94365737910480">
          <text:deletion>
            <office:change-info>
              <dc:creator>Ray Lischner</dc:creator>
              <dc:date>2020-05-02T21:43:37</dc:date>
            </office:change-info>
            <text:p text:style-name="Code"><text:s/>ex</text:p>
          </text:deletion>
        </text:changed-region>
        <text:changed-region xml:id="ct94365836557648" text:id="ct94365836557648">
          <text:insertion>
            <office:change-info>
              <dc:creator>Ray Lischner</dc:creator>
              <dc:date>2020-05-01T13:52:4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start text:change-id="ct94365819661008"/>E X P L O R A T I O N <text:s/><text:span text:style-name="T13">50</text:span></text:p>
      <text:p text:style-name="P3"/>
      <text:p text:style-name="P4"></text:p>
      <text:p text:style-name="P2"><office:annotation><dc:creator>Michael Thomas</dc:creator><dc:date>2020-04-13T08:49:09.010000000</dc:date><text:p text:style-name="P9"><text:span text:style-name="T15">Good clean chapter. <text:s/>The document is easy to read and understand.</text:span></text:p>
<text:p text:style-name="P9"><text:span text:style-name="T15"/></text:p>
<text:p text:style-name="P9"><text:span text:style-name="T15">I am running Windows 10 and Visual Studio 2019 16.6.0 Preview 2.1</text:span></text:p>
<text:p text:style-name="P9"><text:span text:style-name="T15"/></text:p>
<text:p text:style-name="P9"><text:span text:style-name="T15">All links in the chapter work.</text:span></text:p>
</office:annotation><text:change-end text:change-id="ct94365819661008"/><office:annotation office:name="__Annotation__17530_132422596" loext:resolved="false"><dc:creator>Michael Thomas</dc:creator><dc:date>2020-04-13T08:49:47.060000000</dc:date><text:p text:style-name="P9"><text:span text:style-name="T15">Good clean chapter. <text:s/>The document is easy to read and understand.</text:span></text:p>
<text:p text:style-name="P9"><text:span text:style-name="T15"/></text:p>
<text:p text:style-name="P9"><text:span text:style-name="T15">I am running Windows 10 and Visual Studio 2019 16.6.0 Preview 2.1</text:span></text:p>
<text:p text:style-name="P9"><text:span text:style-name="T15"/></text:p>
<text:p text:style-name="P9"><text:span text:style-name="T15">All links in the chapter work.</text:span></text:p>
</office:annotation>Project 2: Fixed-Point Numbers<office:annotation-end office:name="__Annotation__17530_132422596"/></text:p>
      <text:p text:style-name="Body_20_Text_20_First"><text:span text:style-name="T1">Y</text:span>our task for Project 2 is to implement a simple fixed-point number class. The class represents fixed-point numbers using an integer type. The number of places after the decimal point is a fixed constant, four. For example, represent the number 3.1415 as the integer 31415 and 3.14 as 31400. You must overload the arithmetic, comparison, and I/O operators to maintain the fixed-point fiction.</text:p>
      <text:h text:style-name="Heading_20_1" text:outline-level="1"><office:annotation office:name="__Annotation__871_1644982683" loext:resolved="false"><dc:creator>Michael Thomas</dc:creator><dc:date>2020-04-13T15:08:33.660000000</dc:date><text:p text:style-name="P9"><text:span text:style-name="T17">Will there be an example of the fixed class for the reader to download and view in case they have any issues implementing the class?</text:span></text:p>
</office:annotation>The <text:span text:style-name="T12">fixed</text:span> Class<office:annotation-end office:name="__Annotation__871_1644982683"/></text:h>
      <text:p text:style-name="Body_20_Text_20_First"><text:span text:style-name="T2">Name the class </text:span><text:span text:style-name="Code_20_Inline"><text:span text:style-name="T2">fixed</text:span></text:span><text:span text:style-name="T2">. It should have the following public members:</text:span></text:p>
      <text:h text:style-name="P7" text:outline-level="2">value_type</text:h>
      <text:p text:style-name="Body_20_Text_20_First">A type alias for the underlying integer type, such as <text:span text:style-name="Code_20_Inline">int</text:span> or <text:span text:style-name="Code_20_Inline">long</text:span>. By using <text:span text:style-name="Code_20_Inline">value_type</text:span> throughout the <text:span text:style-name="Code_20_Inline">fixed</text:span> class, you can easily switch between <text:span text:style-name="Code_20_Inline">int</text:span> and <text:span text:style-name="Code_20_Inline">long</text:span> by changing only the declaration of <text:span text:style-name="Code_20_Inline">value_type</text:span>.</text:p>
      <text:h text:style-name="P8" text:outline-level="2"><text:soft-page-break/>places</text:h>
      <text:p text:style-name="Body_20_Text_20_First">A <text:span text:style-name="Code_20_Inline">static</text:span> <text:span text:style-name="Code_20_Inline">const</text:span> <text:span text:style-name="Code_20_Inline">int</text:span> equal to 4, or the number of places after the decimal point. By using a named constant instead of hard<text:span text:style-name="T2">-</text:span>coding the value 4, you can easily change the value to 2 or something else in the future.</text:p>
      <text:h text:style-name="P8" text:outline-level="2">places10</text:h>
      <text:p text:style-name="Body_20_Text_20_First">A <text:span text:style-name="Code_20_Inline">static</text:span> <text:span text:style-name="Code_20_Inline">const</text:span> <text:span text:style-name="Code_20_Inline">int</text:span> equal to 10<text:span text:style-name="Code_20_Inline"><text:span text:style-name="T4">places</text:span></text:span>, or the scale factor for the fixed<text:span text:style-name="T2">-</text:span>point values. Divide the internal integer by <text:span text:style-name="Code_20_Inline">places10</text:span> to obtain the true value. Multiply a number by <text:span text:style-name="Code_20_Inline">places10</text:span> to scale it to an integer that the <text:span text:style-name="Code_20_Inline">fixed</text:span> object stores internally.</text:p>
      <text:h text:style-name="Heading_20_2" text:outline-level="2"><text:span text:style-name="T9">fixed</text:span>()</text:h>
      <text:p text:style-name="Body_20_Text_20_First">Default constructor.</text:p>
      <text:h text:style-name="P8" text:outline-level="2">fixed(value_type integer, value_type fraction)</text:h>
      <text:p text:style-name="Body_20_Text_20_First">A constructor to make a fixed-point value from an integer part and a fractional part. For example, to construct the fixed-point value 10.0020, use <text:span text:style-name="Code_20_Inline">fixed{10,</text:span> <text:span text:style-name="Code_20_Inline">20}</text:span>.</text:p>
      <text:p text:style-name="Body_20_Text_20_Cont"><text:span text:style-name="T2">Throw </text:span><text:span text:style-name="Code_20_Inline"><text:span text:style-name="T2">std::invalid_argument</text:span></text:span><text:span text:style-name="T2"> if </text:span><text:span text:style-name="Code_20_Inline"><text:span text:style-name="T2">fraction</text:span></text:span><text:span text:style-name="T2"> </text:span><text:span text:style-name="Code_20_Inline"><text:span text:style-name="T2">&lt;</text:span></text:span><text:span text:style-name="T2"> </text:span><text:span text:style-name="Code_20_Inline"><text:span text:style-name="T2">0</text:span></text:span><text:span text:style-name="T2">. If </text:span><text:span text:style-name="Code_20_Inline"><text:span text:style-name="T2">fraction</text:span></text:span><text:span text:style-name="T2"> </text:span><text:span text:style-name="Code_20_Inline"><text:span text:style-name="T2">&gt;=</text:span></text:span><text:span text:style-name="T2"> </text:span><text:span text:style-name="Code_20_Inline"><text:span text:style-name="T2">places10</text:span></text:span><text:span text:style-name="T2">, then the constructor should discard digits to the right, rounding off the result. For example, </text:span><text:span text:style-name="Code_20_Inline"><text:span text:style-name="T2">fixed{3,</text:span></text:span><text:span text:style-name="T2"> </text:span><text:span text:style-name="Code_20_Inline"><text:span text:style-name="T2">14159}</text:span></text:span><text:span text:style-name="T2"> </text:span><text:span text:style-name="Code_20_Inline"><text:span text:style-name="T2">==</text:span></text:span><text:span text:style-name="T2"> </text:span><text:span text:style-name="Code_20_Inline"><text:span text:style-name="T2">fixed{3,</text:span></text:span><text:span text:style-name="T2"> </text:span><text:span text:style-name="Code_20_Inline"><text:span text:style-name="T2">1416}</text:span></text:span><text:span text:style-name="T2"> and </text:span><text:span text:style-name="Code_20_Inline"><text:span text:style-name="T2">fixed{31,</text:span></text:span><text:span text:style-name="T2"> </text:span><text:span text:style-name="Code_20_Inline"><text:span text:style-name="T2">415926}</text:span></text:span><text:span text:style-name="T2"> </text:span><text:span text:style-name="Code_20_Inline"><text:span text:style-name="T2">==</text:span></text:span><text:span text:style-name="T2"> </text:span><text:span text:style-name="Code_20_Inline"><text:span text:style-name="T2">fixed{31,</text:span></text:span><text:span text:style-name="T2"> </text:span><text:span text:style-name="Code_20_Inline"><text:span text:style-name="T2">4159}</text:span></text:span><text:span text:style-name="T2">.</text:span></text:p>
      <text:h text:style-name="P8" text:outline-level="2">fixed(double val)</text:h>
      <text:p text:style-name="Body_20_Text_20_First">A constructor to make a fixed-point value from a floating-point number. Round<text:span text:style-name="T2"> </text:span>off the fraction and discard excess digits. Thus, <text:span text:style-name="Code_20_Inline">fixed{12.3456789}</text:span> <text:span text:style-name="Code_20_Inline">==</text:span> <text:span text:style-name="Code_20_Inline">fixed{12,</text:span> <text:span text:style-name="Code_20_Inline">3456789}</text:span> <text:span text:style-name="Code_20_Inline">==</text:span> <text:span text:style-name="Code_20_Inline">fixed{12,</text:span> <text:span text:style-name="Code_20_Inline">3457}</text:span>.</text:p>
      <text:p text:style-name="Body_20_Text_20_Cont"><text:span text:style-name="T2">Implement the arithmetic operators, arithmetic assignment operators, comparison operators, and I/O operators. Don’t concern yourself with overflow. Do your best to check for errors when reading fixed-point numbers. Be sure to handle integers without decimal points (</text:span><text:span text:style-name="Code_20_Inline"><text:span text:style-name="T2">42</text:span></text:span><text:span text:style-name="T2">) and values with too many decimal points (</text:span><text:span text:style-name="Code_20_Inline"><text:span text:style-name="T2">3.14159</text:span></text:span><text:span text:style-name="T2">).</text:span></text:p>
      <text:p text:style-name="Body_20_Text_20_Cont"><text:span text:style-name="T2">Implement a member function to convert the fixed-point value to </text:span><text:span text:style-name="Code_20_Inline"><text:span text:style-name="T2">std::string</text:span></text:span><text:span text:style-name="T2">.</text:span></text:p>
      <text:h text:style-name="P8" text:outline-level="2"><text:soft-page-break/>to_string()</text:h>
      <text:p text:style-name="Body_20_Text_20_First">Convert the value to a string representation; e.g., 3.1416 becomes <text:span text:style-name="Code_20_Inline">"3.1416"</text:span> and <text:span text:style-name="WW-Default_20_Paragraph_20_Font">-</text:span>21 becomes <text:span text:style-name="Code_20_Inline">"-21.0000"</text:span>.</text:p>
      <text:p text:style-name="Body_20_Text_20_Cont"><text:span text:style-name="T2">To convert to an integer means discarding information. To make it abundantly clear to the user, call the function </text:span><text:span text:style-name="Code_20_Inline"><text:span text:style-name="T2">round()</text:span></text:span><text:span text:style-name="T2">, to emphasize that the fixed-point value must be rounded off to become an integer.</text:span></text:p>
      <text:h text:style-name="P8" text:outline-level="2">round()</text:h>
      <text:p text:style-name="Body_20_Text_20_First">Round off to the nearest integer. If the fractional part is exactly 5000, round to the nearest even integer (banker’s rounding). Be sure to handle negative and positive numbers.</text:p>
      <text:p text:style-name="P1">Other useful member functions give you access to the raw value (good for debugging, implementing additional operations, etc.) or the parts of the fixed-point value: the integer part and the fractional part. </text:p>
      <text:h text:style-name="P8" text:outline-level="2">integer()</text:h>
      <text:p text:style-name="Body_20_Text_20_First">Return just the integer part, without the fractional part.</text:p>
      <text:h text:style-name="P8" text:outline-level="2"><text:bookmark-start text:name="fraction"/>fraction()</text:h>
      <text:p text:style-name="Body_20_Text_20_First">Return just the fraction part, without the integer part. The fraction part is always in the range [<text:span text:style-name="Code_20_Inline">0</text:span>, <text:span text:style-name="Code_20_Inline">places10</text:span><text:span text:style-name="T2">]</text:span>.</text:p>
      <text:p text:style-name="Body_20_Text_20_Cont"><text:span text:style-name="T2">Implement the </text:span><text:span text:style-name="Code_20_Inline"><text:span text:style-name="T3">fixed</text:span></text:span><text:span text:style-name="T2"> </text:span><text:span text:style-name="T8">class in a module also named </text:span><text:span text:style-name="Code_20_Inline"><text:span text:style-name="T10">fixed</text:span></text:span><text:span text:style-name="T2">. You decide whether to write separate interface and implementation modules or to write a single module file. Decide which member functions should be inline (if any), and be sure to define all inline functions in the module interface. After you finish, review your solution carefully and run some tests, comparing your results to mine, which you can download from the book’s web site.</text:span></text:p>
      <text:p text:style-name="Body_20_Text_20_Cont"><office:annotation office:name="__Annotation__876_1644982683" loext:resolved="false"><dc:creator>Michael Thomas</dc:creator><dc:date>2020-04-13T15:09:37.590000000</dc:date><text:p text:style-name="P9"><text:span text:style-name="T16">This is a great way to confirm for the reader their project is correct.</text:span></text:p>
<text:p text:style-name="P9"><text:span text:style-name="T16"/></text:p>
<text:p text:style-name="P9"><text:span text:style-name="T16">It will also help the reader gain experience in how some code development is done in industry.</text:span></text:p>
<text:p text:style-name="P9"><text:span text:style-name="T16"/></text:p>
<text:p text:style-name="P9"><text:span text:style-name="T16">Sometimes, one person implements the class/function and another person will implement the test code.</text:span></text:p>
</office:annotation><text:span text:style-name="T2">If you need help testing your code, try linking your </text:span><text:span text:style-name="Code_20_Inline"><text:span text:style-name="T3">fixed</text:span></text:span><text:span text:style-name="T2"> </text:span><text:span text:style-name="T8">module </text:span><text:span text:style-name="T2">with the test program in Listing 50-1. The test program makes use of the </text:span><text:span text:style-name="Code_20_Inline"><text:span text:style-name="T3">test</text:span></text:span><text:span text:style-name="T2"> and </text:span><text:span text:style-name="Code_20_Inline"><text:span text:style-name="T2">test_equal</text:span></text:span><text:span text:style-name="T2"> functions, declared in the </text:span><text:span text:style-name="Code_20_Inline"><text:span text:style-name="T3">test</text:span></text:span><text:span text:style-name="T2"> module. The details are beyond the scope of this book. Just call </text:span><text:span text:style-name="Code_20_Inline"><text:span text:style-name="T2">test</text:span></text:span><text:span text:style-name="T2"> with a Boolean argument. If the argument is true, the test passed. Otherwise, the test failed, and </text:span><text:span text:style-name="Code_20_Inline"><text:span text:style-name="T3">test</text:span></text:span><text:span text:style-name="T2"> prints a message. The </text:span><text:span text:style-name="Code_20_Inline"><text:span text:style-name="T2">test_equal</text:span></text:span><text:span text:style-name="T2"> function takes </text:span><text:soft-page-break/><text:span text:style-name="T2">two arguments and prints a message if they are not equal. Thus, if the program produces no output, all tests passed.</text:span><office:annotation-end office:name="__Annotation__876_1644982683"/></text:p>
      <text:p text:style-name="Code_20_Caption"><text:span text:style-name="T5">Listing 50-1.</text:span> Testing the <text:span text:style-name="Code_20_Inline"><text:span text:style-name="T6">fixed</text:span></text:span> Class</text:p>
      <text:p text:style-name="Code">import &lt;iostream&gt;;</text:p>
      <text:p text:style-name="Code">import &lt;sstream&gt;;</text:p>
      <text:p text:style-name="Code">import &lt;stdexcept&gt;;</text:p>
      <text:p text:style-name="Code"/>
      <text:p text:style-name="Code">import test;</text:p>
      <text:p text:style-name="Code">import fixed;</text:p>
      <text:p text:style-name="Code"/>
      <text:p text:style-name="Code">int main()</text:p>
      <text:p text:style-name="Code">{</text:p>
      <text:p text:style-name="Code"><text:span text:style-name="T7"><text:s text:c="2"/></text:span>fixed f1{};</text:p>
      <text:p text:style-name="Code"><text:span text:style-name="T7"><text:s text:c="2"/>test_equal</text:span>(f1.value(), 0);</text:p>
      <text:p text:style-name="P6"><text:change-start text:change-id="ct94365936526080"/><text:span text:style-name="T7"><text:s text:c="2"/>test_equal(f1.to_string(), "0.0000");</text:span></text:p>
      <text:p text:style-name="P6"><text:change-end text:change-id="ct94365936526080"/><text:span text:style-name="T7"><text:s text:c="2"/></text:span>fixed f2{1};</text:p>
      <text:p text:style-name="Code"><text:span text:style-name="T7"><text:s text:c="2"/>test_equal</text:span>(f2.value(), 10000);</text:p>
      <text:p text:style-name="P6"><text:change-start text:change-id="ct94365927545616"/><text:span text:style-name="T7"><text:s text:c="2"/>test_equal(f2.to_string(), "1.0000");</text:span></text:p>
      <text:p text:style-name="P6"><text:change-end text:change-id="ct94365927545616"/><text:span text:style-name="T7"><text:s text:c="2"/></text:span>fixed f3{3, 14162};</text:p>
      <text:p text:style-name="Code"><text:span text:style-name="T7"><text:s text:c="2"/>test_equal</text:span>(f3.value(), 31416);</text:p>
      <text:p text:style-name="Code"><text:span text:style-name="T7"><text:s text:c="2"/></text:span>fixed f4{2, 14159265};</text:p>
      <text:p text:style-name="Code"><text:span text:style-name="T7"><text:s text:c="2"/>test_equal</text:span>(f4.value(), 21416);</text:p>
      <text:p text:style-name="Code"><text:span text:style-name="T7"><text:s text:c="2"/>test_equal</text:span>(f2 + f4, f1 + f3);</text:p>
      <text:p text:style-name="Code"><text:span text:style-name="T7"><text:s text:c="2"/>test</text:span>(f2 + f4 &lt;= f1 + f3);</text:p>
      <text:p text:style-name="Code"><text:span text:style-name="T7"><text:s text:c="2"/>test</text:span>(f2 + f4 &gt;= f1 + f3);</text:p>
      <text:p text:style-name="Code"><text:span text:style-name="T7"><text:s text:c="2"/>test</text:span>(f1 &lt; f2);</text:p>
      <text:p text:style-name="Code"><text:span text:style-name="T7"><text:s text:c="2"/>test</text:span>(f1 &lt;= f2);</text:p>
      <text:p text:style-name="Code"><text:span text:style-name="T7"><text:s text:c="2"/>test</text:span>(f1 != f2);</text:p>
      <text:p text:style-name="Code"><text:span text:style-name="T7"><text:s text:c="2"/>test</text:span>(f2 &gt; f1);</text:p>
      <text:p text:style-name="Code"><text:span text:style-name="T7"><text:s text:c="2"/>test</text:span>(f2 &gt;= f1);</text:p>
      <text:p text:style-name="Code"><text:span text:style-name="T7"><text:s text:c="2"/>test</text:span>(f2 != f1);</text:p>
      <text:p text:style-name="Code"/>
      <text:p text:style-name="Code"><text:span text:style-name="T7"><text:s text:c="2"/>test_equal</text:span>(f2 + f4, f3 - f1);</text:p>
      <text:p text:style-name="Code"><text:span text:style-name="T7"><text:s text:c="2"/>test_equal</text:span>(f2 * f3, f3);</text:p>
      <text:p text:style-name="Code"><text:span text:style-name="T7"><text:s text:c="2"/>test_equal</text:span>(f3 / f2, f3);</text:p>
      <text:p text:style-name="Code"><text:span text:style-name="T7"><text:s text:c="2"/></text:span>f4 += f2;</text:p>
      <text:p text:style-name="Code"><text:span text:style-name="T7"><text:s text:c="2"/>test_equal</text:span>(f3, f4);</text:p>
      <text:p text:style-name="Code"><text:span text:style-name="T7"><text:s text:c="2"/></text:span>f4 -= f1;</text:p>
      <text:p text:style-name="Code"><text:span text:style-name="T7"><text:s text:c="2"/>test_equal</text:span>(f3, f4);</text:p>
      <text:p text:style-name="Code"><text:span text:style-name="T7"><text:s text:c="2"/></text:span>f4 *= f2;</text:p>
      <text:p text:style-name="Code"><text:span text:style-name="T7"><text:s text:c="2"/>test_equal</text:span>(f3, f4);</text:p>
      <text:p text:style-name="Code"><text:span text:style-name="T7"><text:s text:c="2"/></text:span>f4 /= f2;</text:p>
      <text:p text:style-name="Code"><text:span text:style-name="T7"><text:s text:c="2"/>test_equal</text:span>(f3, f4);</text:p>
      <text:p text:style-name="Code"/>
      <text:p text:style-name="Code"><text:span text:style-name="T7"><text:s text:c="2"/>test_equal</text:span>(-f4, f1 - f4);</text:p>
      <text:p text:style-name="Code"><text:span text:style-name="T7"><text:s text:c="2"/>test_equal</text:span>(-(-f4), f4);</text:p>
      <text:p text:style-name="Code"><text:span text:style-name="T7"><text:s text:c="2"/></text:span>--f4;</text:p>
      <text:p text:style-name="Code"><text:soft-page-break/><text:span text:style-name="T7"><text:s text:c="2"/>test_equal</text:span>(f4 + 1, f3);</text:p>
      <text:p text:style-name="Code"><text:span text:style-name="T7"><text:s text:c="2"/></text:span>f4--;</text:p>
      <text:p text:style-name="Code"><text:span text:style-name="T7"><text:s text:c="2"/>test_equal</text:span>(f4 + 2, f3);</text:p>
      <text:p text:style-name="Code"><text:span text:style-name="T7"><text:s text:c="2"/></text:span>++f4;</text:p>
      <text:p text:style-name="Code"><text:span text:style-name="T7"><text:s text:c="2"/>test_equal</text:span>(f4 + 1, f3);</text:p>
      <text:p text:style-name="Code"><text:span text:style-name="T7"><text:s text:c="2"/></text:span>f4++;</text:p>
      <text:p text:style-name="Code"><text:span text:style-name="T7"><text:s text:c="2"/>test_equal</text:span>(f4, f3);</text:p>
      <text:p text:style-name="Code"><text:span text:style-name="T7"><text:s text:c="2"/></text:span>++f3;</text:p>
      <text:p text:style-name="Code"><text:span text:style-name="T7"><text:s text:c="2"/>test_equal</text:span>(++f4, f3);</text:p>
      <text:p text:style-name="Code"><text:span text:style-name="T7"><text:s text:c="2"/>test_equal</text:span>(f4--, f3);</text:p>
      <text:p text:style-name="Code"><text:span text:style-name="T7"><text:s text:c="2"/>test_equal</text:span>(f4++, --f3);</text:p>
      <text:p text:style-name="Code"><text:span text:style-name="T7"><text:s text:c="2"/>test_equal</text:span>(--f4, f3);</text:p>
      <text:p text:style-name="Code"/>
      <text:p text:style-name="Code"><text:span text:style-name="T7"><text:s text:c="2"/>test_equal</text:span>(f4 / f3, f2);</text:p>
      <text:p text:style-name="Code"><text:span text:style-name="T7"><text:s text:c="2"/>test_equal</text:span>(f4 - f3, f1);</text:p>
      <text:p text:style-name="Code"/>
      <text:p text:style-name="Code"><text:span text:style-name="T7"><text:s text:c="2"/>test_equal</text:span>(f4.to_string(), "3.1416");</text:p>
      <text:p text:style-name="Code"><text:span text:style-name="T7"><text:s text:c="2"/>test_equal</text:span>(f4.integer(), 3);</text:p>
      <text:p text:style-name="Code"><text:span text:style-name="T7"><text:s text:c="2"/></text:span>f4 += fixed{0,4584};</text:p>
      <text:p text:style-name="Code"><text:span text:style-name="T7"><text:s text:c="2"/>test_equal</text:span>(f4, 3.6);</text:p>
      <text:p text:style-name="Code"><text:span text:style-name="T7"><text:s text:c="2"/>test_equal</text:span>(f4.integer(), 3);</text:p>
      <text:p text:style-name="Code"><text:span text:style-name="T7"><text:s text:c="2"/>test_equal</text:span>(f4.round(), 4);</text:p>
      <text:p text:style-name="Code"/>
      <text:p text:style-name="Code"><text:span text:style-name="T7"><text:s text:c="2"/>test_equal</text:span>(f3.integer(), 3);</text:p>
      <text:p text:style-name="Code"><text:span text:style-name="T7"><text:s text:c="2"/>test_equal</text:span>((-f3).integer(), -3);</text:p>
      <text:p text:style-name="Code"><text:span text:style-name="T7"><text:s text:c="2"/>test_equal</text:span>(f3.fraction(), 1416);</text:p>
      <text:p text:style-name="Code"><text:span text:style-name="T7"><text:s text:c="2"/>test_equal</text:span>((-f3).fraction(), 1416);</text:p>
      <text:p text:style-name="Code"/>
      <text:p text:style-name="Code"><text:span text:style-name="T7"><text:s text:c="2"/>test_equal</text:span>(fixed{7,4999}.round(), 7);</text:p>
      <text:p text:style-name="Code"><text:span text:style-name="T7"><text:s text:c="2"/>test_equal</text:span>(fixed{7,5000}.round(), 8);</text:p>
      <text:p text:style-name="Code"><text:span text:style-name="T7"><text:s text:c="2"/>test_equal</text:span>(fixed{7,5001}.round(), 8);</text:p>
      <text:p text:style-name="Code"><text:span text:style-name="T7"><text:s text:c="2"/>test_equal</text:span>(fixed{7,4999}.round(), 7);</text:p>
      <text:p text:style-name="Code"><text:span text:style-name="T7"><text:s text:c="2"/>test_equal</text:span>(fixed{8,5000}.round(), 8);</text:p>
      <text:p text:style-name="Code"><text:span text:style-name="T7"><text:s text:c="2"/>test_equal</text:span>(fixed{8,5001}.round(), 9);</text:p>
      <text:p text:style-name="Code"/>
      <text:p text:style-name="Code"><text:span text:style-name="T7"><text:s text:c="2"/>test_equal</text:span>(fixed{123,2345500}, fixed(123,2346));</text:p>
      <text:p text:style-name="Code"><text:span text:style-name="T7"><text:s text:c="2"/>test_equal</text:span>(fixed{123,2345501}, fixed(123,2346));</text:p>
      <text:p text:style-name="Code"><text:span text:style-name="T7"><text:s text:c="2"/>test_equal</text:span>(fixed{123,2345499}, fixed(123,2345));</text:p>
      <text:p text:style-name="Code"><text:span text:style-name="T7"><text:s text:c="2"/>test_equal</text:span>(fixed{123,2346500}, fixed(123,2346));</text:p>
      <text:p text:style-name="Code"><text:span text:style-name="T7"><text:s text:c="2"/>test_equal</text:span>(fixed{123,2346501}, fixed(123,2347));</text:p>
      <text:p text:style-name="Code"><text:span text:style-name="T7"><text:s text:c="2"/>test_equal</text:span>(fixed{123,2346499}, fixed(123,2346));</text:p>
      <text:p text:style-name="Code"><text:span text:style-name="T7"><text:s text:c="2"/>test_equal</text:span>(fixed{123,2346400}, fixed(123,2346));</text:p>
      <text:p text:style-name="Code"><text:span text:style-name="T7"><text:s text:c="2"/>test_equal</text:span>(fixed{123,2346600}, fixed(123,2347));</text:p>
      <text:p text:style-name="Code"/>
      <text:p text:style-name="Code"><text:span text:style-name="T7"><text:s text:c="2"/>test_equal</text:span>(fixed{-7,4999}.round(), -7);</text:p>
      <text:p text:style-name="Code"><text:span text:style-name="T7"><text:s text:c="2"/>test_equal</text:span>(fixed{-7,5000}.round(), -8);</text:p>
      <text:p text:style-name="Code"><text:span text:style-name="T7"><text:s text:c="2"/>test_equal</text:span>(fixed{-7,5001}.round(), -8);</text:p>
      <text:p text:style-name="Code"><text:span text:style-name="T7"><text:s text:c="2"/>test_equal</text:span>(fixed{-7,4999}.round(), -7);</text:p>
      <text:p text:style-name="Code"><text:span text:style-name="T7"><text:s text:c="2"/>test_equal</text:span>(fixed{-8,5000}.round(), -8);</text:p>
      <text:p text:style-name="Code"><text:span text:style-name="T7"><text:s text:c="2"/>test_equal</text:span>(fixed{-8,5001}.round(), -9);</text:p>
      <text:p text:style-name="Code"/>
      <text:p text:style-name="Code"><text:span text:style-name="T7"><text:s text:c="2"/>test_equal</text:span>(fixed{-3.14159265}.value(), -31416);</text:p>
      <text:p text:style-name="Code"><text:soft-page-break/><text:span text:style-name="T7"><text:s text:c="2"/>test_equal</text:span>(fixed{123,456789}.value(), 1234568);</text:p>
      <text:p text:style-name="Code"><text:span text:style-name="T7"><text:s text:c="2"/>test_equal</text:span>(fixed{123,4}.value(), 1230004);</text:p>
      <text:p text:style-name="Code"><text:span text:style-name="T7"><text:s text:c="2"/>test_equal</text:span>(fixed{-10,1111}.value(), -101111);</text:p>
      <text:p text:style-name="Code"/>
      <text:p text:style-name="Code"><text:span text:style-name="T7"><text:s text:c="2"/></text:span>std::ostringstream out{};</text:p>
      <text:p text:style-name="Code"><text:span text:style-name="T7"><text:s text:c="2"/></text:span>out &lt;&lt; f3 &lt;&lt; " 3.14159265 " &lt;&lt; fixed(-10,12) &lt;&lt; " 3 421.4 end";</text:p>
      <text:p text:style-name="Code"><text:span text:style-name="T7"><text:s text:c="2"/></text:span>fixed f5{};</text:p>
      <text:p text:style-name="Code"><text:span text:style-name="T7"><text:s text:c="2"/></text:span>std::istringstream in{out.str()};</text:p>
      <text:p text:style-name="Code"><text:span text:style-name="T7"><text:s text:c="2"/>test</text:span>(in &gt;&gt; f5);</text:p>
      <text:p text:style-name="Code"><text:span text:style-name="T7"><text:s text:c="2"/>test_equal</text:span>(f5, f3);</text:p>
      <text:p text:style-name="Code"><text:span text:style-name="T7"><text:s text:c="2"/>test</text:span>(in &gt;&gt; f5);</text:p>
      <text:p text:style-name="Code"><text:span text:style-name="T7"><text:s text:c="2"/>test_equal</text:span>(f5, f3);</text:p>
      <text:p text:style-name="Code"><text:span text:style-name="T7"><text:s text:c="2"/>test</text:span>(in &gt;&gt; f5);</text:p>
      <text:p text:style-name="Code"><text:span text:style-name="T7"><text:s text:c="2"/>test_equal</text:span>(f5.value(), -100012);</text:p>
      <text:p text:style-name="Code"><text:span text:style-name="T7"><text:s text:c="2"/>test</text:span>(in &gt;&gt; f5);</text:p>
      <text:p text:style-name="Code"><text:span text:style-name="T7"><text:s text:c="2"/>test_equal</text:span>(f5.value(), 30000);</text:p>
      <text:p text:style-name="Code"><text:span text:style-name="T7"><text:s text:c="2"/>test</text:span>(in &gt;&gt; f5);</text:p>
      <text:p text:style-name="Code"><text:span text:style-name="T7"><text:s text:c="2"/>test_equal</text:span>(f5.value(), 4214000);</text:p>
      <text:p text:style-name="Code"><text:span text:style-name="T7"><text:s text:c="2"/>test</text:span>(not (in &gt;&gt; f5));</text:p>
      <text:p text:style-name="Code"/>
      <text:p text:style-name="Code"><text:span text:style-name="T7"><text:s text:c="2"/>test_equal</text:span>(fixed{31.4159265}, fixed{31, 4159});</text:p>
      <text:p text:style-name="Code"><text:span text:style-name="T7"><text:s text:c="2"/>test_equal</text:span>(fixed{31.41595}, fixed{31, 4160});</text:p>
      <text:p text:style-name="Code"/>
      <text:p text:style-name="Code"><text:span text:style-name="T7"><text:s text:c="2"/></text:span>bool okay{false};</text:p>
      <text:p text:style-name="Code"><text:span text:style-name="T7"><text:s text:c="2"/></text:span>try {</text:p>
      <text:p text:style-name="Code"><text:span text:style-name="T7"><text:s text:c="4"/></text:span>fixed f6{1, -1};</text:p>
      <text:p text:style-name="Code"><text:span text:style-name="T7"><text:s text:c="2"/></text:span>} catch (std::invalid_argument const&amp;<text:change text:change-id="ct94365737910480"/>) {</text:p>
      <text:p text:style-name="Code"><text:span text:style-name="T7"><text:s text:c="4"/></text:span>okay = true;</text:p>
      <text:p text:style-name="Code"><text:span text:style-name="T7"><text:s text:c="2"/></text:span>} catch (...) {</text:p>
      <text:p text:style-name="Code"><text:span text:style-name="T7"><text:s text:c="2"/></text:span>}</text:p>
      <text:p text:style-name="Code"><text:span text:style-name="T7"><text:s text:c="2"/>test</text:span>(okay);<text:change-start text:change-id="ct94365836557648"/></text:p>
      <text:p text:style-name="Code"><text:s text:c="2"/><text:span text:style-name="T14">test_exit();</text:span><text:change-end text:change-id="ct94365836557648"/></text:p>
      <text:p text:style-name="Code">}</text:p>
      <text:p text:style-name="Body_20_Text_20_Cont"><text:span text:style-name="T2">If you need a hint, I implemented </text:span><text:span text:style-name="Code_20_Inline"><text:span text:style-name="T2">fixed</text:span></text:span><text:span text:style-name="T2"> so that it stores a single integer, with an implicit decimal place </text:span><text:span text:style-name="Code_20_Inline"><text:span text:style-name="T2">places10</text:span></text:span><text:span text:style-name="T2"> positions from the right. Thus, I store the value 1 as 10000. Addition and subtraction are easy. When multiplying or dividing, you have to scale the result. (Even better is to scale the operands prior to multiplication, which avoids some overflow situations, but you have to be careful about not losing precision.)</text:span><text:bookmark text:name="Ref_Chapter"/><text:bookmark-end text:name="frac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Normal2" svg:font-family="TheSansMonoConNormal" style:font-family-generic="swiss" style:font-pitch="fixed"/>
    <style:font-face style:name="TheSansMonoCondensed-SemiLightI" svg:font-family="TheSansMonoCondensed-SemiLightI,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04T19:27:00</meta:creation-date>
    <dc:creator>Ray Lischner</dc:creator>
    <dc:date>2020-05-08T13:20:28.989586960</dc:date>
    <meta:print-date>2009-03-19T10:05:00</meta:print-date>
    <meta:editing-cycles>15</meta:editing-cycles>
    <meta:editing-duration>PT1H43M4S</meta:editing-duration>
    <meta:generator>LibreOffice/6.4.2.2$Linux_X86_64 LibreOffice_project/40$Build-2</meta:generator>
    <meta:document-statistic meta:table-count="0" meta:image-count="0" meta:object-count="0" meta:page-count="6" meta:paragraph-count="150" meta:word-count="1061" meta:character-count="7729" meta:non-whitespace-character-count="6607"/>
    <meta:user-defined meta:name="Chapter Number">50</meta:user-defined>
    <meta:user-defined meta:name="ContentType">Document</meta:user-defined>
  </office:meta>
</office:document-meta>
</file>